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8pt" fo:text-shadow="1pt 1pt" style:font-size-asian="28pt" style:font-size-complex="28pt"/>
    </style:style>
    <style:style style:name="P3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8pt" fo:font-style="normal" fo:text-shadow="1pt 1pt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2.867cm" svg:x="1.016cm" svg:y="0.762cm">
          <draw:text-box>
            <text:p text:style-name="P1"><text:span text:style-name="T1">The Holy Gospel</text:span></text:p>
            <text:p text:style-name="P1"><text:span text:style-name="T2">Luke 1:26–38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908cm" svg:height="7.766cm" svg:x="1.016cm" svg:y="0.762cm">
          <draw:text-box>
            <text:p text:style-name="P3"><text:span text:style-name="T3">26</text:span><text:span text:style-name="T4"> </text:span><text:span text:style-name="T5">In the sixth month the angel Gabriel was sent from God to a city of Galilee named Nazareth, </text:span><text:span text:style-name="T3">27</text:span><text:span text:style-name="T4"> </text:span><text:span text:style-name="T5">to a virgin betrothed to a man whose name was Joseph, of the house of David. And the virgin’s name was Mary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908cm" svg:height="6.263cm" svg:x="1.016cm" svg:y="0.762cm">
          <draw:text-box>
            <text:p text:style-name="P3"><text:span text:style-name="T3">28</text:span><text:span text:style-name="T4"> </text:span><text:span text:style-name="T5">And he came to her and said, “Greetings, O favored one, the Lord is with you!” </text:span><text:span text:style-name="T3">29</text:span><text:span text:style-name="T4"> </text:span><text:span text:style-name="T5">But she was greatly troubled at the saying, and tried to discern what sort of greeting this might be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908cm" svg:height="7.766cm" svg:x="1.016cm" svg:y="0.762cm">
          <draw:text-box>
            <text:p text:style-name="P3"><text:span text:style-name="T3">30</text:span><text:span text:style-name="T4"> </text:span><text:span text:style-name="T5">And the angel said to her, “Do not be afraid, Mary, for you have found favor with God. </text:span><text:span text:style-name="T3">31</text:span><text:span text:style-name="T4"> </text:span><text:span text:style-name="T5">And behold, you will conceive in your womb and bear a son, and you shall call his name Jesus. </text:span><text:span text:style-name="T3">32</text:span><text:span text:style-name="T4"> </text:span><text:span text:style-name="T5">He will be great and will be called the Son of the Most High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908cm" svg:height="7.766cm" svg:x="1.016cm" svg:y="0.762cm">
          <draw:text-box>
            <text:p text:style-name="P4"><text:span text:style-name="T5">And the Lord God will give to him the throne of his father David, </text:span><text:span text:style-name="T3">33</text:span><text:span text:style-name="T4"> </text:span><text:span text:style-name="T5">and he will reign over the house of Jacob forever, and of his kingdom there will be no end.” </text:span><text:span text:style-name="T3">34</text:span><text:span text:style-name="T4"> </text:span><text:span text:style-name="T5">And Mary said to the angel, “How will this be, since I am a virgin?”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908cm" svg:height="6.263cm" svg:x="1.016cm" svg:y="0.762cm">
          <draw:text-box>
            <text:p text:style-name="P4"><text:span text:style-name="T3">35</text:span><text:span text:style-name="T4"> </text:span><text:span text:style-name="T5">And the angel answered her, “The Holy Spirit will come upon you, and the power of the Most High will overshadow you; therefore the child to be born will be</text:span><text:span text:style-name="T7"> called holy—the Son of Go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908cm" svg:height="6.263cm" svg:x="1.016cm" svg:y="0.762cm">
          <draw:text-box>
            <text:p text:style-name="P4"><text:span text:style-name="T8">36</text:span><text:span text:style-name="T9"> </text:span><text:span text:style-name="T7">And behold, your relative Elizabeth in her old age has also conceived a son, and this is the sixth month with her who was called barren. </text:span><text:span text:style-name="T8">37</text:span><text:span text:style-name="T9"> </text:span><text:span text:style-name="T7">For nothing will be impossible with Go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908cm" svg:height="6.263cm" svg:x="1.016cm" svg:y="0.762cm">
          <draw:text-box>
            <text:p text:style-name="P4"><text:span text:style-name="T8">38</text:span><text:span text:style-name="T9"> </text:span><text:span text:style-name="T7">And Mary said, “Behold, I am the servant of the Lord; let it be to me according to your word.” And the angel departed from her.</text:span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21:52:23.142000000</meta:creation-date>
    <dc:title>Hymn template</dc:title>
    <meta:editing-duration>PT9M22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2-18T22:01:44.755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4-12-18T21:52:22.814000000"/>
  </office:meta>
</office:document-meta>
</file>